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style:font-pitch="variable"/>
  </office:font-face-decls>
  <office:automatic-styles>
    <style:style style:name="P1" style:family="paragraph" style:parent-style-name="Standard">
      <style:paragraph-properties fo:line-height="200%" fo:text-align="justify" style:justify-single-word="false"/>
      <style:text-properties style:font-name="Verdana"/>
    </style:style>
    <style:style style:name="P2" style:family="paragraph" style:parent-style-name="Footnote">
      <style:text-properties officeooo:rsid="0017f44a" officeooo:paragraph-rsid="0017f44a"/>
    </style:style>
    <style:style style:name="P3" style:family="paragraph" style:parent-style-name="Footnote">
      <style:text-properties officeooo:paragraph-rsid="0019a59f"/>
    </style:style>
    <style:style style:name="P4" style:family="paragraph" style:parent-style-name="Footnote">
      <style:text-properties officeooo:rsid="0013a6cc" officeooo:paragraph-rsid="00205a9d"/>
    </style:style>
    <style:style style:name="P5" style:family="paragraph" style:parent-style-name="Footnote">
      <style:text-properties officeooo:rsid="0013a6cc" officeooo:paragraph-rsid="00255177"/>
    </style:style>
    <style:style style:name="P6" style:family="paragraph" style:parent-style-name="Standard">
      <style:paragraph-properties fo:line-height="200%" fo:text-align="justify" style:justify-single-word="false"/>
      <style:text-properties style:font-name="Verdana" officeooo:paragraph-rsid="0028de78"/>
    </style:style>
    <style:style style:name="T1" style:family="text">
      <style:text-properties officeooo:rsid="001777cb"/>
    </style:style>
    <style:style style:name="T2" style:family="text">
      <style:text-properties officeooo:rsid="0017f44a"/>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194754"/>
    </style:style>
    <style:style style:name="T6" style:family="text">
      <style:text-properties officeooo:rsid="0019a59f"/>
    </style:style>
    <style:style style:name="T7" style:family="text">
      <style:text-properties officeooo:rsid="00104ff8"/>
    </style:style>
    <style:style style:name="T8" style:family="text">
      <style:text-properties officeooo:rsid="001abe8c"/>
    </style:style>
    <style:style style:name="T9" style:family="text">
      <style:text-properties officeooo:rsid="001c100d"/>
    </style:style>
    <style:style style:name="T10" style:family="text">
      <style:text-properties officeooo:rsid="001db305"/>
    </style:style>
    <style:style style:name="T11" style:family="text">
      <style:text-properties officeooo:rsid="001e3ff3"/>
    </style:style>
    <style:style style:name="T12" style:family="text">
      <style:text-properties officeooo:rsid="001fcd72"/>
    </style:style>
    <style:style style:name="T13" style:family="text">
      <style:text-properties officeooo:rsid="00205a9d"/>
    </style:style>
    <style:style style:name="T14" style:family="text">
      <style:text-properties officeooo:rsid="002259fc"/>
    </style:style>
    <style:style style:name="T15" style:family="text">
      <style:text-properties officeooo:rsid="0023e31f"/>
    </style:style>
    <style:style style:name="T16" style:family="text">
      <style:text-properties officeooo:rsid="002438c4"/>
    </style:style>
    <style:style style:name="T17" style:family="text">
      <style:text-properties officeooo:rsid="00255177"/>
    </style:style>
    <style:style style:name="T18" style:family="text">
      <style:text-properties officeooo:rsid="0025943e"/>
    </style:style>
    <style:style style:name="T19" style:family="text">
      <style:text-properties officeooo:rsid="002728ad"/>
    </style:style>
    <style:style style:name="T20" style:family="text">
      <style:text-properties officeooo:rsid="0028bdd7"/>
    </style:style>
    <style:style style:name="T21" style:family="text">
      <style:text-properties officeooo:rsid="0028de78"/>
    </style:style>
    <style:style style:name="T22" style:family="text">
      <style:text-properties style:font-name="Verdana" fo:font-style="normal" style:text-underline-style="none" fo:font-weight="normal" officeooo:rsid="0013a6cc"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It is important to engage with relevant historiography (studies of how history is interpreted) as it enables us to undertsand how other historians have approached the relationship between military technology and intelligence systems during the Second World War.</text:span></text:p>
      <text:p text:style-name="P1"><text:tab/><text:span text:style-name="T1">The most substantial body of literature concerns British wartime intelligence as a whole. Christopher Andrew’s “</text:span><text:span text:style-name="T2">The defence of the Realm”</text:span><text:span text:style-name="T2"><text:note text:id="ftn0" text:note-class="footnote"><text:note-citation>1</text:note-citation><text:note-body><text:p text:style-name="P2">Christopher M, Andrews, <text:span text:style-name="T3">The Defence of the Realm: The Authorized History of MI5, </text:span><text:span text:style-name="T4">(Penguin, 2010). </text:span></text:p></text:note-body></text:note></text:span><text:span text:style-name="T2"> </text:span><text:span text:style-name="T5">and </text:span><text:span text:style-name="T6">Michael Goodman’s “The official History of the Joint Intelligence Committee”</text:span><text:span text:style-name="T6"><text:note text:id="ftn1" text:note-class="footnote"><text:note-citation>2</text:note-citation><text:note-body><text:p text:style-name="P3">Michael S, <text:span text:style-name="T7">Goodman. </text:span><text:span text:style-name="T3">The Official History of the Joint Intelligence Committee. Volume I, From the Approach of the Second World War to the Suez Crisis </text:span>(Routledge, 2014).</text:p></text:note-body></text:note></text:span><text:span text:style-name="T6"> </text:span><text:span text:style-name="T8">are some big names in this area. </text:span><text:span text:style-name="T9">This historiography emphasises an increase in professionalisation and strategic influence </text:span><text:span text:style-name="T10">of intelligence serviced during the war. It focuses on signals intelligence (SIGINT) and codebreaking rather than imagery intelligence (IMINT) or aerial reconnaissance arguing that intelligence rarely determined victory. </text:span><text:span text:style-name="T11">These approaches are often top down and politically centered, useful for offering more of a contextual input to build understanding of intelligence as a whole.</text:span></text:p>
      <text:p text:style-name="P1"><text:tab/><text:span text:style-name="T12">In contrast historians of aerial reconnaissance and air power have begun to restore the significance of photographic intelligence. </text:span><text:span text:style-name="T13">Downing’s “Spies in the Sky”</text:span><text:span text:style-name="T13"><text:note text:id="ftn2" text:note-class="footnote"><text:note-citation>3</text:note-citation><text:note-body><text:p text:style-name="P4">Taylor Downing, <text:span text:style-name="T3">Spies in the Sky: the Secret Battle of Aerial Intelligence during World War II,</text:span><text:span text:style-name="T4"> (Abacus, 2012). </text:span></text:p></text:note-body></text:note></text:span><text:span text:style-name="T13"> </text:span><text:span text:style-name="T14">is central to offering a detailed history of photo-reconnaissance (PR) units and the work at RAF Medmenham. </text:span><text:span text:style-name="T15">This area often focuses on bombing campaigns and the role that aerial intelligence played arguing that successful campaigns depended on accurate reconnaissance. </text:span><text:span text:style-name="T16">The work of this area often places reconnaissance as a top priority and a turning point but their work remains broad in scope and theme and rarely bridging the gap between aircraft development and reconnaissance.</text:span></text:p>
      <text:p text:style-name="P1"><text:soft-page-break/><text:tab/><text:span text:style-name="T17">Specialist works that focus soley on the Mosquito itself provide invaluable technical context with Bowman’s “Mosquito Missions”</text:span><text:span text:style-name="T17"><text:note text:id="ftn3" text:note-class="footnote"><text:note-citation>4</text:note-citation><text:note-body><text:p text:style-name="P5">Martin W Bowman, <text:span text:style-name="T3">Mosquito Missions: RAF and Commonwealth de Havilland Mosquitoes</text:span><text:span text:style-name="T4">, (Pen &amp; Sword Aviation, 2012).</text:span></text:p></text:note-body></text:note></text:span><text:span text:style-name="T17"> </text:span><text:span text:style-name="T18">detailing the aircrafts versatility, charting evolution from bomber to reconnaissance to special operations. </text:span><text:span text:style-name="T19">These texts provide the necessary structural changes that made reconnaissance possible linking the two themes.</text:span></text:p>
      <text:p text:style-name="P6"><text:tab/><text:span text:style-name="T20">This dissertation aims to place itself directly in the centre of this discourse arguing historians have yet to fully explore how aircraft design allowed for intelligence systems to improve and the impact that had on the wars outcome. </text:span><text:span text:style-name="T21">T</text:span><text:span text:style-name="T22">his paper will extend recent efforts to reassess the scope of British intelligence beyond SIGINT and highlight the role of the aircraft and its impact in intelligence system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1T18:52:28.601109435</meta:creation-date>
    <dc:date>2025-05-21T21:05:44.118874841</dc:date>
    <meta:editing-duration>PT2H13M8S</meta:editing-duration>
    <meta:editing-cycles>19</meta:editing-cycles>
    <meta:generator>LibreOffice/25.2.3.2$Linux_X86_64 LibreOffice_project/520$Build-2</meta:generator>
    <meta:document-statistic meta:table-count="0" meta:image-count="0" meta:object-count="0" meta:page-count="2" meta:paragraph-count="9" meta:word-count="423" meta:character-count="2878" meta:non-whitespace-character-count="2457"/>
  </office:meta>
</office:document-meta>
</file>